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7.25cm" fo:min-width="6.5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4.85cm" svg:y="2.5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8.2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7.241cm 14.522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3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9.5cm" svg:y="21.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6.5cm" svg:y1="9.375cm" svg:x2="9.616cm" svg:y2="14.499cm" draw:start-shape="id3" draw:start-glue-point="1" draw:end-shape="id5" draw:end-glue-point="0" svg:d="M6500 9375h3116v5124" svg:viewBox="0 0 3117 5125">
          <text:p/>
        </draw:connector>
        <draw:connector draw:style-name="gr4" draw:text-style-name="P2" draw:layer="layout" svg:x1="9.633cm" svg:y1="16.249cm" svg:x2="9.625cm" svg:y2="18.3cm" draw:start-shape="id5" draw:start-glue-point="2" draw:end-shape="id6" draw:end-glue-point="0" svg:d="M9633 16249v1037h-8v1014" svg:viewBox="0 0 9 2052">
          <text:p/>
        </draw:connector>
        <draw:connector draw:style-name="gr4" draw:text-style-name="P2" draw:layer="layout" svg:x1="6.5cm" svg:y1="3.425cm" svg:x2="8.2cm" svg:y2="3.475cm" draw:start-shape="id1" draw:start-glue-point="1" draw:end-shape="id7" draw:end-glue-point="3" svg:d="M6500 3425h850v50h850" svg:viewBox="0 0 1701 51">
          <text:p/>
        </draw:connector>
        <draw:connector draw:style-name="gr4" draw:text-style-name="P2" draw:layer="layout" svg:x1="12.95cm" svg:y1="3.475cm" svg:x2="14.85cm" svg:y2="3.425cm" draw:start-shape="id7" draw:start-glue-point="1" draw:end-shape="id8" draw:end-glue-point="3" svg:d="M12950 3475h950v-50h950" svg:viewBox="0 0 1901 51">
          <text:p/>
        </draw:connector>
        <draw:custom-shape draw:style-name="gr1" draw:text-style-name="P1" draw:layer="layout" svg:width="4.75cm" svg:height="1.75cm" svg:x="19.75cm" svg:y="17.2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10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249cm" svg:y1="15.397cm" svg:x2="5cm" svg:y2="15.406cm" draw:start-shape="id5" draw:start-glue-point="3" draw:end-shape="id9" draw:end-glue-point="1" svg:d="M7249 15397h-1128v9h-1121" svg:viewBox="0 0 2250 10">
          <text:p/>
        </draw:connector>
        <draw:custom-shape draw:style-name="gr6" draw:text-style-name="P5" draw:layer="layout" svg:width="7cm" svg:height="7.5cm" svg:x="25.75cm" svg:y="1.75cm">
          <text:p text:style-name="P1"><text:span text:style-name="T1">Curso</text:span></text:p>
          <text:p text:style-name="P3">@idcurso</text:p>
          <text:p text:style-name="P3">#catedra_id</text:p>
          <text:p text:style-name="P3">#aula_id</text:p>
          <text:p text:style-name="P4">#matricula_id</text:p>
          <text:p text:style-name="P3">#turno_id</text:p>
          <text:p text:style-name="P3">#horario_id</text:p>
          <text:p text:style-name="P3">+nombre</text:p>
          <text:p text:style-name="P3">+division</text:p>
          <text:p text:style-name="P3">+periodo_lectiv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5cm" svg:height="4.25cm" svg:x="26cm" svg:y="9.9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575cm" svg:y1="4.5cm" svg:x2="11.999cm" svg:y2="15.351cm" draw:start-shape="id7" draw:start-glue-point="2" draw:end-shape="id5" draw:end-glue-point="1" svg:d="M10575 4500v4988h1934v5863h-510" svg:viewBox="0 0 1935 10852">
          <text:p/>
        </draw:connector>
        <draw:custom-shape draw:style-name="gr10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20T14:27:42.661464138</meta:creation-date>
    <dc:date>2022-10-20T19:47:32.699437055</dc:date>
    <meta:editing-duration>PT6H27M16S</meta:editing-duration>
    <meta:editing-cycles>30</meta:editing-cycles>
    <meta:generator>LibreOffice/7.0.4.2$Linux_X86_64 LibreOffice_project/00$Build-2</meta:generator>
    <meta:document-statistic meta:object-count="29"/>
  </office:meta>
</office:document-meta>
</file>